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34b6af" officeooo:paragraph-rsid="0034b6af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P4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327ccb" officeooo:paragraph-rsid="00327ccb" style:font-weight-asian="normal" style:font-weight-complex="normal"/>
    </style:style>
    <style:style style:name="T1" style:family="text">
      <style:text-properties officeooo:rsid="002e19e4"/>
    </style:style>
    <style:style style:name="T2" style:family="text">
      <style:text-properties officeooo:rsid="002fa267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Kitchen</text:h>
      <text:p text:style-name="P1"/>
      <text:section text:style-name="Sect1" text:name="Section1">
        <text:list xml:id="list2741752495" text:style-name="L1">
          <text:list-item>
            <text:p text:style-name="P3">apron</text:p>
          </text:list-item>
          <text:list-item>
            <text:p text:style-name="P3">baking sheet (baking dish)</text:p>
          </text:list-item>
          <text:list-item>
            <text:p text:style-name="P3">blender</text:p>
          </text:list-item>
          <text:list-item>
            <text:p text:style-name="P3">bowl</text:p>
          </text:list-item>
          <text:list-item>
            <text:p text:style-name="P3">burner</text:p>
          </text:list-item>
          <text:list-item>
            <text:p text:style-name="P3">chopper</text:p>
          </text:list-item>
          <text:list-item>
            <text:p text:style-name="P3">colander</text:p>
          </text:list-item>
          <text:list-item>
            <text:p text:style-name="P3">cup and saucer</text:p>
          </text:list-item>
          <text:list-item>
            <text:p text:style-name="P3">cupboard</text:p>
          </text:list-item>
          <text:list-item>
            <text:p text:style-name="P3">cutting board</text:p>
          </text:list-item>
          <text:list-item>
            <text:p text:style-name="P3">detergent</text:p>
          </text:list-item>
          <text:list-item>
            <text:p text:style-name="P3">dish dryer</text:p>
          </text:list-item>
          <text:list-item>
            <text:p text:style-name="P3">dish soap</text:p>
          </text:list-item>
          <text:list-item>
            <text:p text:style-name="P3">dish towel</text:p>
          </text:list-item>
          <text:list-item>
            <text:p text:style-name="P3">dishcloth</text:p>
          </text:list-item>
          <text:list-item>
            <text:p text:style-name="P3">dishes</text:p>
          </text:list-item>
          <text:list-item>
            <text:p text:style-name="P3">dishwasher</text:p>
          </text:list-item>
          <text:list-item>
            <text:p text:style-name="P3">electric oven</text:p>
          </text:list-item>
          <text:list-item>
            <text:p text:style-name="P3">fork</text:p>
          </text:list-item>
          <text:list-item>
            <text:p text:style-name="P3">fruit bowl</text:p>
          </text:list-item>
          <text:list-item>
            <text:p text:style-name="P3">frying pan</text:p>
          </text:list-item>
          <text:list-item>
            <text:p text:style-name="P3">funnel</text:p>
          </text:list-item>
          <text:list-item>
            <text:p text:style-name="P3">glass</text:p>
          </text:list-item>
          <text:list-item>
            <text:p text:style-name="P3">grater</text:p>
          </text:list-item>
          <text:list-item>
            <text:p text:style-name="P3">grill pan</text:p>
          </text:list-item>
          <text:list-item>
            <text:p text:style-name="P3">jars</text:p>
          </text:list-item>
          <text:list-item>
            <text:p text:style-name="P3">jug</text:p>
          </text:list-item>
          <text:list-item>
            <text:p text:style-name="P3">kettle</text:p>
          </text:list-item>
          <text:list-item>
            <text:p text:style-name="P3">knife</text:p>
          </text:list-item>
          <text:list-item>
            <text:p text:style-name="P3">ladle</text:p>
          </text:list-item>
          <text:list-item>
            <text:p text:style-name="P3">measuring cup</text:p>
          </text:list-item>
          <text:list-item>
            <text:p text:style-name="P3">microwave oven</text:p>
          </text:list-item>
          <text:list-item>
            <text:p text:style-name="P3">mitten (oven glove)</text:p>
          </text:list-item>
          <text:list-item>
            <text:p text:style-name="P3">mixer</text:p>
          </text:list-item>
          <text:list-item>
            <text:p text:style-name="P3">mug</text:p>
          </text:list-item>
          <text:list-item>
            <text:p text:style-name="P3">napkin</text:p>
          </text:list-item>
          <text:list-item>
            <text:p text:style-name="P3">pan</text:p>
          </text:list-item>
          <text:list-item>
            <text:p text:style-name="P3">peeler</text:p>
          </text:list-item>
          <text:list-item>
            <text:p text:style-name="P3">plate</text:p>
          </text:list-item>
          <text:list-item>
            <text:p text:style-name="P3">pot lid</text:p>
          </text:list-item>
          <text:list-item>
            <text:p text:style-name="P3">pot</text:p>
          </text:list-item>
          <text:list-item>
            <text:p text:style-name="P3">pressure cooker</text:p>
          </text:list-item>
          <text:list-item>
            <text:p text:style-name="P3">refrigerator</text:p>
          </text:list-item>
          <text:list-item>
            <text:p text:style-name="P3">rolling pin</text:p>
          </text:list-item>
          <text:list-item>
            <text:p text:style-name="P3">salt shaker</text:p>
          </text:list-item>
          <text:list-item>
            <text:p text:style-name="P3">sieve</text:p>
          </text:list-item>
          <text:list-item>
            <text:p text:style-name="P3">sink (kitchen sink)</text:p>
          </text:list-item>
          <text:list-item>
            <text:p text:style-name="P3">skimmer</text:p>
          </text:list-item>
          <text:list-item>
            <text:p text:style-name="P3">spatula</text:p>
          </text:list-item>
          <text:list-item>
            <text:p text:style-name="P3">sponge</text:p>
          </text:list-item>
          <text:list-item>
            <text:p text:style-name="P3">spoon</text:p>
          </text:list-item>
          <text:list-item>
            <text:p text:style-name="P3">squeezer</text:p>
          </text:list-item>
          <text:list-item>
            <text:p text:style-name="P3">stove</text:p>
          </text:list-item>
          <text:list-item>
            <text:p text:style-name="P3">table cloth</text:p>
          </text:list-item>
          <text:list-item>
            <text:p text:style-name="P3">tableware</text:p>
          </text:list-item>
          <text:list-item>
            <text:p text:style-name="P3">teapot</text:p>
          </text:list-item>
          <text:list-item>
            <text:p text:style-name="P3">toaster</text:p>
          </text:list-item>
          <text:list-item>
            <text:p text:style-name="P3">tray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3T11:30:45.946000000</dc:date>
    <dc:creator>E G</dc:creator>
    <meta:editing-duration>PT2H13M22S</meta:editing-duration>
    <meta:editing-cycles>28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59" meta:word-count="141" meta:character-count="651" meta:non-whitespace-character-count="627"/>
    <meta:user-defined meta:name="DocumentEncoding">utf-8</meta:user-defined>
    <meta:user-defined meta:name="HTML" meta:value-type="boolean">true</meta:user-defined>
  </office:meta>
</office:document-meta>
</file>